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65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4.19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row table:style-name="ro2">
          <table:table-cell table:style-name="ce1" office:value-type="string">
            <text:p>Can go to state (using)→</text:p>
          </table:table-cell>
          <table:table-cell office:value-type="string">
            <text:p>DraftArmies</text:p>
          </table:table-cell>
          <table:table-cell office:value-type="string">
            <text:p>Attack</text:p>
          </table:table-cell>
          <table:table-cell office:value-type="string">
            <text:p>SendInArmiesToOccupy</text:p>
          </table:table-cell>
          <table:table-cell office:value-type="string">
            <text:p>DraftArmiesHoldingFiveOrMoreCards</text:p>
          </table:table-cell>
          <table:table-cell office:value-type="string">
            <text:p>Fortify</text:p>
          </table:table-cell>
          <table:table-cell office:value-type="string">
            <text:p>GameOver</text:p>
          </table:table-cell>
        </table:table-row>
        <table:table-row table:style-name="ro2">
          <table:table-cell office:value-type="string">
            <text:p>DraftArmies</text:p>
          </table:table-cell>
          <table:table-cell office:value-type="string">
            <text:p>ContinueToDraftArmies</text:p>
          </table:table-cell>
          <table:table-cell office:value-type="string">
            <text:p>ContinueWithAttackPhase</text:p>
          </table:table-cell>
          <table:table-cell table:number-columns-repeated="4" office:value-type="string">
            <text:p>n/a</text:p>
          </table:table-cell>
        </table:table-row>
        <table:table-row table:style-name="ro2">
          <table:table-cell office:value-type="string">
            <text:p>Attack</text:p>
          </table:table-cell>
          <table:table-cell office:value-type="string">
            <text:p>PassTurnToNextPlayer</text:p>
          </table:table-cell>
          <table:table-cell office:value-type="string">
            <text:p>ContinueWithAttackPhase</text:p>
          </table:table-cell>
          <table:table-cell office:value-type="string">
            <text:p>SendInArmiesToOccupy</text:p>
          </table:table-cell>
          <table:table-cell office:value-type="string">
            <text:p>n/a</text:p>
          </table:table-cell>
          <table:table-cell office:value-type="string">
            <text:p>Fortify</text:p>
          </table:table-cell>
          <table:table-cell office:value-type="string">
            <text:p>GameIsOver</text:p>
          </table:table-cell>
        </table:table-row>
        <table:table-row table:style-name="ro3">
          <table:table-cell office:value-type="string">
            <text:p>SendInArmiesToOccupy</text:p>
          </table:table-cell>
          <table:table-cell office:value-type="string">
            <text:p>n/a</text:p>
          </table:table-cell>
          <table:table-cell office:value-type="string">
            <text:p>ContinueWithAttackPhase</text:p>
          </table:table-cell>
          <table:table-cell office:value-type="string">
            <text:p>n/a</text:p>
          </table:table-cell>
          <table:table-cell office:value-type="string">
            <text:p>ContinueWithAttackPhase</text:p>
          </table:table-cell>
          <table:table-cell table:number-columns-repeated="2" office:value-type="string">
            <text:p>n/a</text:p>
          </table:table-cell>
        </table:table-row>
        <table:table-row table:style-name="ro2">
          <table:table-cell office:value-type="string">
            <text:p>DraftArmiesHoldingFiveOrMoreCards</text:p>
          </table:table-cell>
          <table:table-cell office:value-type="string">
            <text:p>n/a</text:p>
          </table:table-cell>
          <table:table-cell office:value-type="string">
            <text:p>ContinueWithAttackPhase</text:p>
          </table:table-cell>
          <table:table-cell table:number-columns-repeated="4" office:value-type="string">
            <text:p>n/a</text:p>
          </table:table-cell>
        </table:table-row>
        <table:table-row table:style-name="ro2">
          <table:table-cell office:value-type="string">
            <text:p>Fortify</text:p>
          </table:table-cell>
          <table:table-cell office:value-type="string">
            <text:p>PassTurnToNextPlayer</text:p>
          </table:table-cell>
          <table:table-cell table:number-columns-repeated="5" office:value-type="string">
            <text:p>n/a</text:p>
          </table:table-cell>
        </table:table-row>
        <table:table-row table:style-name="ro2">
          <table:table-cell office:value-type="string">
            <text:p>GameOver</text:p>
          </table:table-cell>
          <table:table-cell table:number-columns-repeated="6" office:value-type="string">
            <text:p>n/a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2016-04-25</text:date>, <text:time>00:0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Torebring</meta:initial-creator>
    <meta:creation-date>2016-04-24T23:45:04.88</meta:creation-date>
    <dc:date>2016-04-25T00:03:26.43</dc:date>
    <dc:creator>Andreas Torebring</dc:creator>
    <meta:editing-duration>PT16M52S</meta:editing-duration>
    <meta:editing-cycles>3</meta:editing-cycles>
    <meta:generator>OpenOffice/4.1.2$Win32 OpenOffice.org_project/412m3$Build-9782</meta:generator>
    <meta:document-statistic meta:table-count="3" meta:cell-count="49" meta:object-count="0"/>
  </office:meta>
</office:document-meta>
</file>